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b74" officeooo:paragraph-rsid="001a2b74"/>
    </style:style>
    <style:style style:name="P2" style:family="paragraph" style:parent-style-name="Standard">
      <style:paragraph-properties fo:text-align="start" style:justify-single-word="false"/>
      <style:text-properties officeooo:rsid="001a2b74" officeooo:paragraph-rsid="001a2b74"/>
    </style:style>
    <style:style style:name="P3" style:family="paragraph" style:parent-style-name="Standard">
      <style:paragraph-properties fo:text-align="start" style:justify-single-word="false"/>
      <style:text-properties officeooo:rsid="001cb5c5" officeooo:paragraph-rsid="001cb5c5"/>
    </style:style>
    <style:style style:name="P4" style:family="paragraph" style:parent-style-name="Standard">
      <style:paragraph-properties fo:text-align="start" style:justify-single-word="false"/>
      <style:text-properties officeooo:rsid="001ea62b" officeooo:paragraph-rsid="001ea62b"/>
    </style:style>
    <style:style style:name="P5" style:family="paragraph" style:parent-style-name="Standard">
      <style:paragraph-properties fo:text-align="start" style:justify-single-word="false"/>
      <style:text-properties officeooo:rsid="0022ffd3" officeooo:paragraph-rsid="0022ffd3"/>
    </style:style>
    <style:style style:name="P6" style:family="paragraph" style:parent-style-name="Standard">
      <style:paragraph-properties fo:text-align="start" style:justify-single-word="false"/>
      <style:text-properties officeooo:rsid="002497f1" officeooo:paragraph-rsid="002497f1"/>
    </style:style>
    <style:style style:name="T1" style:family="text">
      <style:text-properties officeooo:rsid="001ea6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eil de discipline du 9 janvier 2025</text:p>
      <text:p text:style-name="P1"/>
      <text:p text:style-name="P2">Diaba 4F</text:p>
      <text:p text:style-name="P2">Violence envers élève.</text:p>
      <text:p text:style-name="P2"/>
      <text:p text:style-name="P2">Qu’as tu a apporté Diaba pour la violence que tu as faite ?</text:p>
      <text:p text:style-name="P2">- C’était grave, je n’aurais pas dû la frapper.</text:p>
      <text:p text:style-name="P2">- Non mais pourquoi tu as fait ça ?</text:p>
      <text:p text:style-name="P2">- Parce qu’elle m’a insultée.</text:p>
      <text:p text:style-name="P2">- C’est-à-dire ?</text:p>
      <text:p text:style-name="P2">- Deux semaines avant, elle m’a insultée de pute. Le jour-même, mes camarades m’ont dit qu’elle m’avait à nouveau insultée.</text:p>
      <text:p text:style-name="P2"/>
      <text:p text:style-name="P3"><text:span text:style-name="T1">Prise de nouvelle et e</text:span>xcuse par SMS <text:span text:style-name="T1">juste après l’acte</text:span></text:p>
      <text:p text:style-name="P4">Regret prononcé</text:p>
      <text:p text:style-name="P4">Admet que sa victime a pu être en choc</text:p>
      <text:p text:style-name="P4"/>
      <text:p text:style-name="P6">Exclusion définitive sans sursis </text:p>
      <text:p text:style-name="P5">5 oui 3 non 1 blan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8:06:49.054000000</meta:creation-date>
    <dc:date>2025-01-09T18:52:04.914000000</dc:date>
    <meta:editing-duration>PT45M13S</meta:editing-duration>
    <meta:editing-cycles>8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4" meta:word-count="102" meta:character-count="537" meta:non-whitespace-character-count="448"/>
  </office:meta>
</office:document-meta>
</file>